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ffffff" draw:opacity-name="Transparency_20_1" draw:textarea-horizontal-align="center" draw:textarea-vertical-align="middle" draw:shadow="visible"/>
    </style:style>
    <style:style style:name="gr2" style:family="graphic" style:parent-style-name="standard">
      <style:graphic-properties draw:opacity="100%" draw:opacity-name="Transparency_20_2" draw:textarea-horizontal-align="justify" draw:textarea-vertical-align="middle" draw:auto-grow-height="false" draw:shadow="visible" draw:shadow-opacity="100%"/>
    </style:style>
    <style:style style:name="gr3" style:family="graphic" style:parent-style-name="standard">
      <style:graphic-properties draw:fill-color="#000000" draw:opacity="100%" draw:opacity-name="Transparency_20_1" draw:textarea-horizontal-align="center" draw:textarea-vertical-align="middle" draw:shadow="visible" draw:shadow-opacity="100%"/>
    </style:style>
    <style:style style:name="gr4" style:family="graphic" style:parent-style-name="standard">
      <style:graphic-properties draw:textarea-horizontal-align="center" draw:textarea-vertical-align="middle" draw:shadow="visible"/>
    </style:style>
    <style:style style:name="gr5" style:family="graphic" style:parent-style-name="standard">
      <style:graphic-properties draw:opacity-name="Transparency_20_8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opacity-name="Transparency_20_7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rect draw:style-name="gr1" draw:text-style-name="P1" draw:layer="layout" svg:width="17cm" svg:height="10cm" svg:x="2cm" svg:y="7.5cm">
            <text:p/>
          </draw:rect>
          <draw:g>
            <draw:path draw:style-name="gr2" draw:text-style-name="P1" draw:layer="layout" svg:width="2.726cm" svg:height="2.999cm" svg:x="9.099cm" svg:y="11.1cm" svg:viewBox="0 0 2727 3000" svg:d="m1363 0c773 0 1364 650 1364 1500s-591 1500-1364 1500-1363-650-1363-1500 590-1500 1363-1500z">
              <text:p/>
            </draw:path>
            <draw:g>
              <draw:rect draw:style-name="gr3" draw:text-style-name="P1" draw:layer="layout" svg:width="0.414cm" svg:height="1.82cm" svg:x="9.926cm" svg:y="11.736cm">
                <text:p/>
              </draw:rect>
              <draw:rect draw:style-name="gr3" draw:text-style-name="P1" draw:layer="layout" svg:width="0.414cm" svg:height="1.82cm" svg:x="10.587cm" svg:y="11.736cm">
                <text:p/>
              </draw:rect>
            </draw:g>
          </draw:g>
          <draw:rect draw:style-name="gr4" draw:text-style-name="P2" draw:layer="layout" svg:width="4.3cm" svg:height="1.5cm" svg:x="2.4cm" svg:y="9cm" draw:corner-radius="0.5cm">
            <text:p text:style-name="P2"><text:span text:style-name="T1">[Pantalla Completa]</text:span></text:p>
          </draw:rect>
          <draw:path draw:style-name="gr5" draw:text-style-name="P1" draw:layer="layout" svg:width="3cm" svg:height="1.5cm" svg:x="11.1cm" svg:y="14.8cm" svg:viewBox="0 0 3001 1501" svg:d="m3001 375c-750 0-1501 0-2251 0 0-125 0-250 0-375-250 250-500 500-750 750 250 250 500 501 750 751 0-125 0-251 0-376 750 0 1501 0 2251 0 0-250 0-500 0-750z">
            <text:p/>
          </draw:path>
          <draw:path draw:style-name="gr6" draw:text-style-name="P1" draw:layer="layout" svg:width="3cm" svg:height="1.5cm" svg:x="7cm" svg:y="9cm" svg:viewBox="0 0 3001 1501" svg:d="m0 375c750 0 1500 0 2250 0 0-125 0-250 0-375 250 250 501 500 751 750-250 250-501 501-751 751 0-125 0-251 0-376-750 0-1500 0-2250 0 0-250 0-500 0-750z">
            <text:p/>
          </draw:path>
          <draw:rect draw:style-name="gr4" draw:text-style-name="P2" draw:layer="layout" svg:width="4.3cm" svg:height="1.5cm" svg:x="14.3cm" svg:y="14.8cm" draw:corner-radius="0.5cm">
            <text:p text:style-name="P2"><text:span text:style-name="T1">[Reiniciar]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121" draw:border="0%"/>
    <draw:opacity draw:name="Transparency_20_3" draw:display-name="Transparency 3" draw:style="linear" draw:start="100%" draw:end="0%" draw:angle="910" draw:border="0%"/>
    <draw:opacity draw:name="Transparency_20_4" draw:display-name="Transparency 4" draw:style="linear" draw:start="100%" draw:end="0%" draw:angle="2725" draw:border="0%"/>
    <draw:opacity draw:name="Transparency_20_5" draw:display-name="Transparency 5" draw:style="linear" draw:start="100%" draw:end="0%" draw:angle="3549" draw:border="0%"/>
    <draw:opacity draw:name="Transparency_20_6" draw:display-name="Transparency 6" draw:style="linear" draw:start="100%" draw:end="0%" draw:angle="1211" draw:border="0%"/>
    <draw:opacity draw:name="Transparency_20_7" draw:display-name="Transparency 7" draw:style="linear" draw:start="100%" draw:end="0%" draw:angle="898" draw:border="0%"/>
    <draw:opacity draw:name="Transparency_20_8" draw:display-name="Transparency 8" draw:style="linear" draw:start="100%" draw:end="0%" draw:angle="2677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4-01-22T17:32:04.09</meta:creation-date>
    <dc:date>2014-02-06T12:28:59.62</dc:date>
    <dc:creator>Manuel Navarro Pérez</dc:creator>
    <meta:editing-duration>PT33M11S</meta:editing-duration>
    <meta:editing-cycles>3</meta:editing-cycles>
    <meta:generator>OpenOffice.org/3.3$Win32 OpenOffice.org_project/330m20$Build-9567</meta:generator>
    <meta:document-statistic meta:object-count="11"/>
  </office:meta>
</office:document-meta>
</file>